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46pt"/>
    </style:style>
    <style:style style:name="co2" style:family="table-column">
      <style:table-column-properties fo:break-before="auto" style:column-width="81.01pt"/>
    </style:style>
    <style:style style:name="co3" style:family="table-column">
      <style:table-column-properties fo:break-before="auto" style:column-width="463.66pt"/>
    </style:style>
    <style:style style:name="co4" style:family="table-column">
      <style:table-column-properties fo:break-before="auto" style:column-width="263.34pt"/>
    </style:style>
    <style:style style:name="co5" style:family="table-column">
      <style:table-column-properties fo:break-before="auto" style:column-width="91.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comp120" table:style-name="ta1"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/>
          <table:table-cell office:value-type="string" calcext:value-type="string">
            <text:p>runtime</text:p>
          </table:table-cell>
          <table:table-cell office:value-type="string" calcext:value-type="string">
            <text:p>avg_lifespan</text:p>
          </table:table-cell>
          <table:table-cell office:value-type="string" calcext:value-type="string">
            <text:p>detector_params</text:p>
          </table:table-cell>
          <table:table-cell office:value-type="string" calcext:value-type="string">
            <text:p>lk_params</text:p>
          </table:table-cell>
          <table:table-cell office:value-type="string" calcext:value-type="string">
            <text:p>Tracked points</text:p>
          </table:table-cell>
          <table:table-cell table:number-columns-repeated="1018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 office:value-type="float" office:value="662.0773941707" calcext:value-type="float">
            <text:p>662.0773941707</text:p>
          </table:table-cell>
          <table:table-cell table:style-name="ce1" office:value-type="float" office:value="563.9582318665" calcext:value-type="float">
            <text:p>563.9582318665</text:p>
          </table:table-cell>
          <table:table-cell table:style-name="ce1" office:value-type="string" calcext:value-type="string">
            <text:p>[('good', {'qualityLevel': 0.5, 'minDistance': 61, 'maxCorners': 510, 'blockSize': 5})]</text:p>
          </table:table-cell>
          <table:table-cell table:style-name="ce1" office:value-type="string" calcext:value-type="string">
            <text:p>[{'winSize': (31, 31), 'maxLevel': 3, 'criteria': (3, 4, 0.5)}]</text:p>
          </table:table-cell>
          <table:table-cell table:style-name="ce1" office:value-type="float" office:value="1733.3" calcext:value-type="float">
            <text:p>1733.3</text:p>
          </table:table-cell>
          <table:table-cell table:style-name="ce1" table:number-columns-repeated="101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60.7333186204" calcext:value-type="float">
            <text:p>660.7333186204</text:p>
          </table:table-cell>
          <table:table-cell office:value-type="float" office:value="563.9582318665" calcext:value-type="float">
            <text:p>563.9582318665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31, 31), 'maxLevel': 10, 'criteria': (3, 4, 0.5)}]</text:p>
          </table:table-cell>
          <table:table-cell office:value-type="float" office:value="1733.3" calcext:value-type="float">
            <text:p>1733.3</text:p>
          </table:table-cell>
          <table:table-cell table:number-columns-repeated="101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03.7988413023" calcext:value-type="float">
            <text:p>603.7988413023</text:p>
          </table:table-cell>
          <table:table-cell office:value-type="float" office:value="547.1002408951" calcext:value-type="float">
            <text:p>547.1002408951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31, 31), 'maxLevel': 0, 'criteria': (3, 4, 0.5)}]</text:p>
          </table:table-cell>
          <table:table-cell office:value-type="float" office:value="1747.6" calcext:value-type="float">
            <text:p>1747.6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19.1574061004" calcext:value-type="float">
            <text:p>719.1574061004</text:p>
          </table:table-cell>
          <table:table-cell office:value-type="float" office:value="541.1204911932" calcext:value-type="float">
            <text:p>541.1204911932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31, 31), 'maxLevel': 10, 'criteria': (3, 10, 0.03)}]</text:p>
          </table:table-cell>
          <table:table-cell office:value-type="float" office:value="1751.05" calcext:value-type="float">
            <text:p>1751.05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20.1947132733" calcext:value-type="float">
            <text:p>720.1947132733</text:p>
          </table:table-cell>
          <table:table-cell office:value-type="float" office:value="541.1204911932" calcext:value-type="float">
            <text:p>541.1204911932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31, 31), 'maxLevel': 3, 'criteria': (3, 10, 0.03)}]</text:p>
          </table:table-cell>
          <table:table-cell office:value-type="float" office:value="1751.05" calcext:value-type="float">
            <text:p>1751.05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47.8247169175" calcext:value-type="float">
            <text:p>647.8247169175</text:p>
          </table:table-cell>
          <table:table-cell office:value-type="float" office:value="538.376325066" calcext:value-type="float">
            <text:p>538.376325066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31, 31), 'maxLevel': 0, 'criteria': (3, 10, 0.03)}]</text:p>
          </table:table-cell>
          <table:table-cell office:value-type="float" office:value="1768.55" calcext:value-type="float">
            <text:p>1768.55</text:p>
          </table:table-cell>
          <table:table-cell table:number-columns-repeated="101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30.9826191655" calcext:value-type="float">
            <text:p>630.9826191655</text:p>
          </table:table-cell>
          <table:table-cell office:value-type="float" office:value="520.5800997844" calcext:value-type="float">
            <text:p>520.5800997844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15, 15), 'maxLevel': 3, 'criteria': (3, 30, 0.03)}]</text:p>
          </table:table-cell>
          <table:table-cell office:value-type="float" office:value="1744.4" calcext:value-type="float">
            <text:p>1744.4</text:p>
          </table:table-cell>
          <table:table-cell table:number-columns-repeated="1018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30.6850964093" calcext:value-type="float">
            <text:p>630.6850964093</text:p>
          </table:table-cell>
          <table:table-cell office:value-type="float" office:value="520.2162703676" calcext:value-type="float">
            <text:p>520.2162703676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15, 15), 'maxLevel': 10, 'criteria': (3, 30, 0.03)}]</text:p>
          </table:table-cell>
          <table:table-cell office:value-type="float" office:value="1752.8" calcext:value-type="float">
            <text:p>1752.8</text:p>
          </table:table-cell>
          <table:table-cell table:number-columns-repeated="101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69.9139080929" calcext:value-type="float">
            <text:p>569.9139080929</text:p>
          </table:table-cell>
          <table:table-cell office:value-type="float" office:value="517.4699152436" calcext:value-type="float">
            <text:p>517.4699152436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15, 15), 'maxLevel': 0, 'criteria': (3, 30, 0.03)}]</text:p>
          </table:table-cell>
          <table:table-cell office:value-type="float" office:value="1763.8" calcext:value-type="float">
            <text:p>1763.8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616.7484625856" calcext:value-type="float">
            <text:p>616.7484625856</text:p>
          </table:table-cell>
          <table:table-cell table:style-name="ce1" office:value-type="float" office:value="500.3211208742" calcext:value-type="float">
            <text:p>500.3211208742</text:p>
          </table:table-cell>
          <table:table-cell table:style-name="ce1" office:value-type="string" calcext:value-type="string">
            <text:p>[('surf', {'nOctaves': 1, 'nOctaveLayers': 1, 'hessianThreshold': 50})]</text:p>
          </table:table-cell>
          <table:table-cell table:style-name="ce1" office:value-type="string" calcext:value-type="string">
            <text:p>[{'winSize': (31, 31), 'maxLevel': 3, 'criteria': (3, 4, 0.5)}]</text:p>
          </table:table-cell>
          <table:table-cell table:style-name="ce1" office:value-type="float" office:value="608.85" calcext:value-type="float">
            <text:p>608.85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15.554142208" calcext:value-type="float">
            <text:p>615.554142208</text:p>
          </table:table-cell>
          <table:table-cell office:value-type="float" office:value="500.3211208742" calcext:value-type="float">
            <text:p>500.3211208742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31, 31), 'maxLevel': 10, 'criteria': (3, 4, 0.5)}]</text:p>
          </table:table-cell>
          <table:table-cell office:value-type="float" office:value="608.85" calcext:value-type="float">
            <text:p>608.85</text:p>
          </table:table-cell>
          <table:table-cell table:number-columns-repeated="101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90.2816939192" calcext:value-type="float">
            <text:p>590.2816939192</text:p>
          </table:table-cell>
          <table:table-cell office:value-type="float" office:value="494.0189163687" calcext:value-type="float">
            <text:p>494.0189163687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31, 31), 'maxLevel': 0, 'criteria': (3, 4, 0.5)}]</text:p>
          </table:table-cell>
          <table:table-cell office:value-type="float" office:value="602.45" calcext:value-type="float">
            <text:p>602.45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09.577486111" calcext:value-type="float">
            <text:p>609.577486111</text:p>
          </table:table-cell>
          <table:table-cell office:value-type="float" office:value="482.7254118906" calcext:value-type="float">
            <text:p>482.7254118906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31, 31), 'maxLevel': 3, 'criteria': (3, 10, 0.03)}]</text:p>
          </table:table-cell>
          <table:table-cell office:value-type="float" office:value="613.95" calcext:value-type="float">
            <text:p>613.95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18.7202323633" calcext:value-type="float">
            <text:p>618.7202323633</text:p>
          </table:table-cell>
          <table:table-cell office:value-type="float" office:value="482.7254118906" calcext:value-type="float">
            <text:p>482.7254118906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31, 31), 'maxLevel': 10, 'criteria': (3, 10, 0.03)}]</text:p>
          </table:table-cell>
          <table:table-cell office:value-type="float" office:value="613.95" calcext:value-type="float">
            <text:p>613.95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78.9841019624" calcext:value-type="float">
            <text:p>578.9841019624</text:p>
          </table:table-cell>
          <table:table-cell office:value-type="float" office:value="479.6635063787" calcext:value-type="float">
            <text:p>479.6635063787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31, 31), 'maxLevel': 0, 'criteria': (3, 10, 0.03)}]</text:p>
          </table:table-cell>
          <table:table-cell office:value-type="float" office:value="615.25" calcext:value-type="float">
            <text:p>615.25</text:p>
          </table:table-cell>
          <table:table-cell table:number-columns-repeated="101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55.1747138798" calcext:value-type="float">
            <text:p>555.1747138798</text:p>
          </table:table-cell>
          <table:table-cell office:value-type="float" office:value="465.1076813017" calcext:value-type="float">
            <text:p>465.1076813017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15, 15), 'maxLevel': 3, 'criteria': (3, 30, 0.03)}]</text:p>
          </table:table-cell>
          <table:table-cell office:value-type="float" office:value="616.35" calcext:value-type="float">
            <text:p>616.35</text:p>
          </table:table-cell>
          <table:table-cell table:number-columns-repeated="101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56.4361676969" calcext:value-type="float">
            <text:p>556.4361676969</text:p>
          </table:table-cell>
          <table:table-cell office:value-type="float" office:value="464.9852538279" calcext:value-type="float">
            <text:p>464.9852538279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15, 15), 'maxLevel': 10, 'criteria': (3, 30, 0.03)}]</text:p>
          </table:table-cell>
          <table:table-cell office:value-type="float" office:value="616.4" calcext:value-type="float">
            <text:p>616.4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8.2124082734" calcext:value-type="float">
            <text:p>528.2124082734</text:p>
          </table:table-cell>
          <table:table-cell office:value-type="float" office:value="462.9262895132" calcext:value-type="float">
            <text:p>462.9262895132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15, 15), 'maxLevel': 0, 'criteria': (3, 30, 0.03)}]</text:p>
          </table:table-cell>
          <table:table-cell office:value-type="float" office:value="616.85" calcext:value-type="float">
            <text:p>616.85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865.299020032867" calcext:value-type="float">
            <text:p>865.2990200329</text:p>
          </table:table-cell>
          <table:table-cell table:style-name="ce1" office:value-type="float" office:value="336.926972397792" calcext:value-type="float">
            <text:p>336.9269723978</text:p>
          </table:table-cell>
          <table:table-cell table:style-name="ce1" office:value-type="string" calcext:value-type="string">
            <text:p>[('sift', {'sigma': 2.5, 'nfeatures': 10, 'nOctaveLayers': 1, 'edgeThreshold': 2, 'contrastThreshold': 0.01})]</text:p>
          </table:table-cell>
          <table:table-cell table:style-name="ce1" office:value-type="string" calcext:value-type="string">
            <text:p>[{'winSize': (31, 31), 'maxLevel': 3, 'criteria': (3, 4, 0.5)}]</text:p>
          </table:table-cell>
          <table:table-cell table:style-name="ce1" office:value-type="float" office:value="1885.3" calcext:value-type="float">
            <text:p>1885.3</text:p>
          </table:table-cell>
          <table:table-cell table:style-name="ce1"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64.191765682504" calcext:value-type="float">
            <text:p>864.1917656825</text:p>
          </table:table-cell>
          <table:table-cell office:value-type="float" office:value="336.926972397792" calcext:value-type="float">
            <text:p>336.9269723978</text:p>
          </table:table-cell>
          <table:table-cell office:value-type="string" calcext:value-type="string">
            <text:p>[('sift', {'sigma': 2.5, 'nfeatures': 10, 'nOctaveLayers': 1, 'edgeThreshold': 2, 'contrastThreshold': 0.01})]</text:p>
          </table:table-cell>
          <table:table-cell office:value-type="string" calcext:value-type="string">
            <text:p>[{'winSize': (31, 31), 'maxLevel': 10, 'criteria': (3, 4, 0.5)}]</text:p>
          </table:table-cell>
          <table:table-cell office:value-type="float" office:value="1885.3" calcext:value-type="float">
            <text:p>1885.3</text:p>
          </table:table-cell>
          <table:table-cell table:style-name="ce2"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77.29953751938" calcext:value-type="float">
            <text:p>877.2995375194</text:p>
          </table:table-cell>
          <table:table-cell office:value-type="float" office:value="323.890607444549" calcext:value-type="float">
            <text:p>323.8906074445</text:p>
          </table:table-cell>
          <table:table-cell office:value-type="string" calcext:value-type="string">
            <text:p>[('sift', {'sigma': 2.5, 'nfeatures': 10, 'nOctaveLayers': 1, 'edgeThreshold': 2, 'contrastThreshold': 0.01})]</text:p>
          </table:table-cell>
          <table:table-cell office:value-type="string" calcext:value-type="string">
            <text:p>[{'winSize': (31, 31), 'maxLevel': 3, 'criteria': (3, 30, 0.03)}]</text:p>
          </table:table-cell>
          <table:table-cell office:value-type="float" office:value="1915.25" calcext:value-type="float">
            <text:p>1915.25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2.277599862061" calcext:value-type="float">
            <text:p>902.2775998621</text:p>
          </table:table-cell>
          <table:table-cell office:value-type="float" office:value="323.84261096357" calcext:value-type="float">
            <text:p>323.8426109636</text:p>
          </table:table-cell>
          <table:table-cell office:value-type="string" calcext:value-type="string">
            <text:p>[('sift', {'sigma': 2.5, 'nfeatures': 10, 'nOctaveLayers': 1, 'edgeThreshold': 2, 'contrastThreshold': 0.01})]</text:p>
          </table:table-cell>
          <table:table-cell office:value-type="string" calcext:value-type="string">
            <text:p>[{'winSize': (31, 31), 'maxLevel': 3, 'criteria': (3, 10, 0.03)}]</text:p>
          </table:table-cell>
          <table:table-cell office:value-type="float" office:value="1915.6" calcext:value-type="float">
            <text:p>1915.6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76.154960292322" calcext:value-type="float">
            <text:p>876.1549602923</text:p>
          </table:table-cell>
          <table:table-cell office:value-type="float" office:value="323.84261096357" calcext:value-type="float">
            <text:p>323.8426109636</text:p>
          </table:table-cell>
          <table:table-cell office:value-type="string" calcext:value-type="string">
            <text:p>[('sift', {'sigma': 2.5, 'nfeatures': 10, 'nOctaveLayers': 1, 'edgeThreshold': 2, 'contrastThreshold': 0.01})]</text:p>
          </table:table-cell>
          <table:table-cell office:value-type="string" calcext:value-type="string">
            <text:p>[{'winSize': (31, 31), 'maxLevel': 10, 'criteria': (3, 10, 0.03)}]</text:p>
          </table:table-cell>
          <table:table-cell office:value-type="float" office:value="1915.6" calcext:value-type="float">
            <text:p>1915.6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3.817220703047" calcext:value-type="float">
            <text:p>803.817220703</text:p>
          </table:table-cell>
          <table:table-cell office:value-type="float" office:value="322.125677447499" calcext:value-type="float">
            <text:p>322.1256774475</text:p>
          </table:table-cell>
          <table:table-cell office:value-type="string" calcext:value-type="string">
            <text:p>[('sift', {'sigma': 2.5, 'nfeatures': 10, 'nOctaveLayers': 1, 'edgeThreshold': 2, 'contrastThreshold': 0.01})]</text:p>
          </table:table-cell>
          <table:table-cell office:value-type="string" calcext:value-type="string">
            <text:p>[{'winSize': (31, 31), 'maxLevel': 0, 'criteria': (3, 4, 0.5)}]</text:p>
          </table:table-cell>
          <table:table-cell office:value-type="float" office:value="1958.5" calcext:value-type="float">
            <text:p>1958.5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2.710834210514" calcext:value-type="float">
            <text:p>802.7108342105</text:p>
          </table:table-cell>
          <table:table-cell office:value-type="float" office:value="312.967825822148" calcext:value-type="float">
            <text:p>312.9678258221</text:p>
          </table:table-cell>
          <table:table-cell office:value-type="string" calcext:value-type="string">
            <text:p>[('sift', {'sigma': 2.5, 'nfeatures': 10, 'nOctaveLayers': 1, 'edgeThreshold': 2, 'contrastThreshold': 0.01})]</text:p>
          </table:table-cell>
          <table:table-cell office:value-type="string" calcext:value-type="string">
            <text:p>[{'winSize': (31, 31), 'maxLevel': 0, 'criteria': (3, 30, 0.03)}]</text:p>
          </table:table-cell>
          <table:table-cell office:value-type="float" office:value="1989.3" calcext:value-type="float">
            <text:p>1989.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37.445709014894" calcext:value-type="float">
            <text:p>837.4457090149</text:p>
          </table:table-cell>
          <table:table-cell office:value-type="float" office:value="312.778842765456" calcext:value-type="float">
            <text:p>312.7788427655</text:p>
          </table:table-cell>
          <table:table-cell office:value-type="string" calcext:value-type="string">
            <text:p>[('sift', {'sigma': 2.5, 'nfeatures': 10, 'nOctaveLayers': 1, 'edgeThreshold': 2, 'contrastThreshold': 0.01})]</text:p>
          </table:table-cell>
          <table:table-cell office:value-type="string" calcext:value-type="string">
            <text:p>[{'winSize': (31, 31), 'maxLevel': 0, 'criteria': (3, 10, 0.03)}]</text:p>
          </table:table-cell>
          <table:table-cell office:value-type="float" office:value="1988.5" calcext:value-type="float">
            <text:p>1988.5</text:p>
          </table:table-cell>
          <table:table-cell table:number-columns-repeated="101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05.5387844188" calcext:value-type="float">
            <text:p>605.5387844188</text:p>
          </table:table-cell>
          <table:table-cell office:value-type="float" office:value="275.9539261497" calcext:value-type="float">
            <text:p>275.9539261497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15, 15), 'maxLevel': 10, 'criteria': (3, 4, 0.5)}]</text:p>
          </table:table-cell>
          <table:table-cell office:value-type="float" office:value="1807.5" calcext:value-type="float">
            <text:p>1807.5</text:p>
          </table:table-cell>
          <table:table-cell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01.7549669625" calcext:value-type="float">
            <text:p>601.7549669625</text:p>
          </table:table-cell>
          <table:table-cell office:value-type="float" office:value="274.6104382244" calcext:value-type="float">
            <text:p>274.6104382244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15, 15), 'maxLevel': 3, 'criteria': (3, 4, 0.5)}]</text:p>
          </table:table-cell>
          <table:table-cell office:value-type="float" office:value="1804.65" calcext:value-type="float">
            <text:p>1804.65</text:p>
          </table:table-cell>
          <table:table-cell table:number-columns-repeated="101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84.2639586126" calcext:value-type="float">
            <text:p>584.2639586126</text:p>
          </table:table-cell>
          <table:table-cell office:value-type="float" office:value="267.9248512676" calcext:value-type="float">
            <text:p>267.9248512676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15, 15), 'maxLevel': 0, 'criteria': (3, 4, 0.5)}]</text:p>
          </table:table-cell>
          <table:table-cell office:value-type="float" office:value="1791.95" calcext:value-type="float">
            <text:p>1791.95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3.8539667755" calcext:value-type="float">
            <text:p>643.8539667755</text:p>
          </table:table-cell>
          <table:table-cell office:value-type="float" office:value="255.982705607" calcext:value-type="float">
            <text:p>255.982705607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15, 15), 'maxLevel': 3, 'criteria': (3, 10, 0.03)}]</text:p>
          </table:table-cell>
          <table:table-cell office:value-type="float" office:value="1816.7" calcext:value-type="float">
            <text:p>1816.7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7.8518528424" calcext:value-type="float">
            <text:p>647.8518528424</text:p>
          </table:table-cell>
          <table:table-cell office:value-type="float" office:value="255.449886546" calcext:value-type="float">
            <text:p>255.449886546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810.7" calcext:value-type="float">
            <text:p>1810.7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22.2279068114" calcext:value-type="float">
            <text:p>622.2279068114</text:p>
          </table:table-cell>
          <table:table-cell office:value-type="float" office:value="254.2268568189" calcext:value-type="float">
            <text:p>254.2268568189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15, 15), 'maxLevel': 0, 'criteria': (3, 10, 0.03)}]</text:p>
          </table:table-cell>
          <table:table-cell office:value-type="float" office:value="1800.15" calcext:value-type="float">
            <text:p>1800.15</text:p>
          </table:table-cell>
          <table:table-cell table:number-columns-repeated="101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67.1144566551" calcext:value-type="float">
            <text:p>567.1144566551</text:p>
          </table:table-cell>
          <table:table-cell office:value-type="float" office:value="237.3067799906" calcext:value-type="float">
            <text:p>237.3067799906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5, 5), 'maxLevel': 3, 'criteria': (3, 30, 0.03)}]</text:p>
          </table:table-cell>
          <table:table-cell office:value-type="float" office:value="1836.5" calcext:value-type="float">
            <text:p>1836.5</text:p>
          </table:table-cell>
          <table:table-cell table:number-columns-repeated="101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70.8177949086" calcext:value-type="float">
            <text:p>570.8177949086</text:p>
          </table:table-cell>
          <table:table-cell office:value-type="float" office:value="237.2401388123" calcext:value-type="float">
            <text:p>237.2401388123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5, 5), 'maxLevel': 10, 'criteria': (3, 30, 0.03)}]</text:p>
          </table:table-cell>
          <table:table-cell office:value-type="float" office:value="1827.75" calcext:value-type="float">
            <text:p>1827.75</text:p>
          </table:table-cell>
          <table:table-cell table:number-columns-repeated="101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47.8375687864" calcext:value-type="float">
            <text:p>547.8375687864</text:p>
          </table:table-cell>
          <table:table-cell office:value-type="float" office:value="235.7475107779" calcext:value-type="float">
            <text:p>235.7475107779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5, 5), 'maxLevel': 0, 'criteria': (3, 30, 0.03)}]</text:p>
          </table:table-cell>
          <table:table-cell office:value-type="float" office:value="1840.15" calcext:value-type="float">
            <text:p>1840.15</text:p>
          </table:table-cell>
          <table:table-cell table:style-name="ce2" table:number-columns-repeated="101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88.0558951213" calcext:value-type="float">
            <text:p>588.0558951213</text:p>
          </table:table-cell>
          <table:table-cell office:value-type="float" office:value="174.7146666645" calcext:value-type="float">
            <text:p>174.7146666645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15, 15), 'maxLevel': 10, 'criteria': (3, 4, 0.5)}]</text:p>
          </table:table-cell>
          <table:table-cell office:value-type="float" office:value="868.8" calcext:value-type="float">
            <text:p>868.8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93.5659811378" calcext:value-type="float">
            <text:p>593.5659811378</text:p>
          </table:table-cell>
          <table:table-cell office:value-type="float" office:value="174.3589592257" calcext:value-type="float">
            <text:p>174.3589592257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15, 15), 'maxLevel': 3, 'criteria': (3, 4, 0.5)}]</text:p>
          </table:table-cell>
          <table:table-cell office:value-type="float" office:value="869.15" calcext:value-type="float">
            <text:p>869.15</text:p>
          </table:table-cell>
          <table:table-cell table:number-columns-repeated="101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81.7758303303" calcext:value-type="float">
            <text:p>581.7758303303</text:p>
          </table:table-cell>
          <table:table-cell office:value-type="float" office:value="166.6291785558" calcext:value-type="float">
            <text:p>166.6291785558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15, 15), 'maxLevel': 0, 'criteria': (3, 4, 0.5)}]</text:p>
          </table:table-cell>
          <table:table-cell office:value-type="float" office:value="851.6" calcext:value-type="float">
            <text:p>851.6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95.4381110646" calcext:value-type="float">
            <text:p>595.4381110646</text:p>
          </table:table-cell>
          <table:table-cell office:value-type="float" office:value="166.4972289187" calcext:value-type="float">
            <text:p>166.4972289187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874.25" calcext:value-type="float">
            <text:p>874.25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82.8852094444" calcext:value-type="float">
            <text:p>582.8852094444</text:p>
          </table:table-cell>
          <table:table-cell office:value-type="float" office:value="165.9550183304" calcext:value-type="float">
            <text:p>165.9550183304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15, 15), 'maxLevel': 3, 'criteria': (3, 10, 0.03)}]</text:p>
          </table:table-cell>
          <table:table-cell office:value-type="float" office:value="874.45" calcext:value-type="float">
            <text:p>874.45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70.8502010942" calcext:value-type="float">
            <text:p>570.8502010942</text:p>
          </table:table-cell>
          <table:table-cell office:value-type="float" office:value="164.6310561685" calcext:value-type="float">
            <text:p>164.6310561685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15, 15), 'maxLevel': 0, 'criteria': (3, 10, 0.03)}]</text:p>
          </table:table-cell>
          <table:table-cell office:value-type="float" office:value="873.05" calcext:value-type="float">
            <text:p>873.05</text:p>
          </table:table-cell>
          <table:table-cell table:number-columns-repeated="101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31.8622490722" calcext:value-type="float">
            <text:p>531.8622490722</text:p>
          </table:table-cell>
          <table:table-cell office:value-type="float" office:value="153.3336263455" calcext:value-type="float">
            <text:p>153.3336263455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5, 5), 'maxLevel': 10, 'criteria': (3, 30, 0.03)}]</text:p>
          </table:table-cell>
          <table:table-cell office:value-type="float" office:value="884.1" calcext:value-type="float">
            <text:p>884.1</text:p>
          </table:table-cell>
          <table:table-cell table:number-columns-repeated="101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31.3967192126" calcext:value-type="float">
            <text:p>531.3967192126</text:p>
          </table:table-cell>
          <table:table-cell office:value-type="float" office:value="152.7622568898" calcext:value-type="float">
            <text:p>152.7622568898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5, 5), 'maxLevel': 3, 'criteria': (3, 30, 0.03)}]</text:p>
          </table:table-cell>
          <table:table-cell office:value-type="float" office:value="883.65" calcext:value-type="float">
            <text:p>883.65</text:p>
          </table:table-cell>
          <table:table-cell table:number-columns-repeated="101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20.1473151884" calcext:value-type="float">
            <text:p>520.1473151884</text:p>
          </table:table-cell>
          <table:table-cell office:value-type="float" office:value="150.3461229113" calcext:value-type="float">
            <text:p>150.3461229113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5, 5), 'maxLevel': 0, 'criteria': (3, 30, 0.03)}]</text:p>
          </table:table-cell>
          <table:table-cell office:value-type="float" office:value="883.65" calcext:value-type="float">
            <text:p>883.65</text:p>
          </table:table-cell>
          <table:table-cell table:number-columns-repeated="101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57.6741858241" calcext:value-type="float">
            <text:p>557.6741858241</text:p>
          </table:table-cell>
          <table:table-cell office:value-type="float" office:value="139.9298371957" calcext:value-type="float">
            <text:p>139.9298371957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31, 31), 'maxLevel': 0, 'criteria': (3, 30, 0.03)}]</text:p>
          </table:table-cell>
          <table:table-cell office:value-type="float" office:value="2079.7" calcext:value-type="float">
            <text:p>2079.7</text:p>
          </table:table-cell>
          <table:table-cell table:number-columns-repeated="101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67.2294631853" calcext:value-type="float">
            <text:p>567.2294631853</text:p>
          </table:table-cell>
          <table:table-cell office:value-type="float" office:value="136.5038160482" calcext:value-type="float">
            <text:p>136.5038160482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31, 31), 'maxLevel': 3, 'criteria': (3, 30, 0.03)}]</text:p>
          </table:table-cell>
          <table:table-cell office:value-type="float" office:value="2059.4" calcext:value-type="float">
            <text:p>2059.4</text:p>
          </table:table-cell>
          <table:table-cell table:style-name="ce2" table:number-columns-repeated="101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57.5248277992" calcext:value-type="float">
            <text:p>557.5248277992</text:p>
          </table:table-cell>
          <table:table-cell office:value-type="float" office:value="135.3291458717" calcext:value-type="float">
            <text:p>135.3291458717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31, 31), 'maxLevel': 10, 'criteria': (3, 30, 0.03)}]</text:p>
          </table:table-cell>
          <table:table-cell office:value-type="float" office:value="2619.3" calcext:value-type="float">
            <text:p>2619.3</text:p>
          </table:table-cell>
          <table:table-cell table:style-name="ce1"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0.20969377945" calcext:value-type="float">
            <text:p>780.2096937795</text:p>
          </table:table-cell>
          <table:table-cell office:value-type="float" office:value="129.005744039176" calcext:value-type="float">
            <text:p>129.0057440392</text:p>
          </table:table-cell>
          <table:table-cell office:value-type="string" calcext:value-type="string">
            <text:p>[('sift', {'sigma': 2.5, 'nfeatures': 10, 'nOctaveLayers': 1, 'edgeThreshold': 2, 'contrastThreshold': 0.01})]</text:p>
          </table:table-cell>
          <table:table-cell office:value-type="string" calcext:value-type="string">
            <text:p>[{'winSize': (5, 5), 'maxLevel': 0, 'criteria': (3, 4, 0.5)}]</text:p>
          </table:table-cell>
          <table:table-cell office:value-type="float" office:value="3423.35" calcext:value-type="float">
            <text:p>3423.35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74.401115932822" calcext:value-type="float">
            <text:p>774.4011159328</text:p>
          </table:table-cell>
          <table:table-cell office:value-type="float" office:value="125.475747276092" calcext:value-type="float">
            <text:p>125.4757472761</text:p>
          </table:table-cell>
          <table:table-cell office:value-type="string" calcext:value-type="string">
            <text:p>[('sift', {'sigma': 2.5, 'nfeatures': 10, 'nOctaveLayers': 1, 'edgeThreshold': 2, 'contrastThreshold': 0.01})]</text:p>
          </table:table-cell>
          <table:table-cell office:value-type="string" calcext:value-type="string">
            <text:p>[{'winSize': (5, 5), 'maxLevel': 0, 'criteria': (3, 30, 0.03)}]</text:p>
          </table:table-cell>
          <table:table-cell office:value-type="float" office:value="3455.9" calcext:value-type="float">
            <text:p>3455.9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3.346893740445" calcext:value-type="float">
            <text:p>813.3468937404</text:p>
          </table:table-cell>
          <table:table-cell office:value-type="float" office:value="125.025919055049" calcext:value-type="float">
            <text:p>125.025919055</text:p>
          </table:table-cell>
          <table:table-cell office:value-type="string" calcext:value-type="string">
            <text:p>[('sift', {'sigma': 2.5, 'nfeatures': 10, 'nOctaveLayers': 1, 'edgeThreshold': 2, 'contrastThreshold': 0.01})]</text:p>
          </table:table-cell>
          <table:table-cell office:value-type="string" calcext:value-type="string">
            <text:p>[{'winSize': (5, 5), 'maxLevel': 0, 'criteria': (3, 10, 0.03)}]</text:p>
          </table:table-cell>
          <table:table-cell office:value-type="float" office:value="3462.35" calcext:value-type="float">
            <text:p>3462.35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82.674606270075" calcext:value-type="float">
            <text:p>782.6746062701</text:p>
          </table:table-cell>
          <table:table-cell office:value-type="float" office:value="118.628528597247" calcext:value-type="float">
            <text:p>118.6285285972</text:p>
          </table:table-cell>
          <table:table-cell office:value-type="string" calcext:value-type="string">
            <text:p>[('sift', {'sigma': 2.5, 'nfeatures': 10, 'nOctaveLayers': 1, 'edgeThreshold': 2, 'contrastThreshold': 0.01})]</text:p>
          </table:table-cell>
          <table:table-cell office:value-type="string" calcext:value-type="string">
            <text:p>[{'winSize': (15, 15), 'maxLevel': 0, 'criteria': (3, 4, 0.5)}]</text:p>
          </table:table-cell>
          <table:table-cell office:value-type="float" office:value="2708.3" calcext:value-type="float">
            <text:p>2708.3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79.813179943679" calcext:value-type="float">
            <text:p>779.8131799437</text:p>
          </table:table-cell>
          <table:table-cell office:value-type="float" office:value="113.202658372122" calcext:value-type="float">
            <text:p>113.2026583721</text:p>
          </table:table-cell>
          <table:table-cell office:value-type="string" calcext:value-type="string">
            <text:p>[('sift', {'sigma': 2.5, 'nfeatures': 10, 'nOctaveLayers': 1, 'edgeThreshold': 2, 'contrastThreshold': 0.01})]</text:p>
          </table:table-cell>
          <table:table-cell office:value-type="string" calcext:value-type="string">
            <text:p>[{'winSize': (15, 15), 'maxLevel': 0, 'criteria': (3, 30, 0.03)}]</text:p>
          </table:table-cell>
          <table:table-cell office:value-type="float" office:value="2771.25" calcext:value-type="float">
            <text:p>2771.25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2.300999281698" calcext:value-type="float">
            <text:p>812.3009992817</text:p>
          </table:table-cell>
          <table:table-cell office:value-type="float" office:value="113.121285229169" calcext:value-type="float">
            <text:p>113.1212852292</text:p>
          </table:table-cell>
          <table:table-cell office:value-type="string" calcext:value-type="string">
            <text:p>[('sift', {'sigma': 2.5, 'nfeatures': 10, 'nOctaveLayers': 1, 'edgeThreshold': 2, 'contrastThreshold': 0.01})]</text:p>
          </table:table-cell>
          <table:table-cell office:value-type="string" calcext:value-type="string">
            <text:p>[{'winSize': (15, 15), 'maxLevel': 0, 'criteria': (3, 10, 0.03)}]</text:p>
          </table:table-cell>
          <table:table-cell office:value-type="float" office:value="2773.3" calcext:value-type="float">
            <text:p>2773.3</text:p>
          </table:table-cell>
          <table:table-cell table:number-columns-repeated="101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76.6888499759" calcext:value-type="float">
            <text:p>576.6888499759</text:p>
          </table:table-cell>
          <table:table-cell office:value-type="float" office:value="101.1132329434" calcext:value-type="float">
            <text:p>101.1132329434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5, 5), 'maxLevel': 0, 'criteria': (3, 4, 0.5)}]</text:p>
          </table:table-cell>
          <table:table-cell office:value-type="float" office:value="2082.25" calcext:value-type="float">
            <text:p>2082.25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24.6257650353" calcext:value-type="float">
            <text:p>624.6257650353</text:p>
          </table:table-cell>
          <table:table-cell office:value-type="float" office:value="100.3994062762" calcext:value-type="float">
            <text:p>100.3994062762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5, 5), 'maxLevel': 3, 'criteria': (3, 10, 0.03)}]</text:p>
          </table:table-cell>
          <table:table-cell office:value-type="float" office:value="2081.3" calcext:value-type="float">
            <text:p>2081.3</text:p>
          </table:table-cell>
          <table:table-cell table:number-columns-repeated="101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87.7464176717" calcext:value-type="float">
            <text:p>587.7464176717</text:p>
          </table:table-cell>
          <table:table-cell office:value-type="float" office:value="100.0436515858" calcext:value-type="float">
            <text:p>100.0436515858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5, 5), 'maxLevel': 3, 'criteria': (3, 4, 0.5)}]</text:p>
          </table:table-cell>
          <table:table-cell office:value-type="float" office:value="2061.35" calcext:value-type="float">
            <text:p>2061.35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99.1990439933" calcext:value-type="float">
            <text:p>599.1990439933</text:p>
          </table:table-cell>
          <table:table-cell office:value-type="float" office:value="99.6343096095" calcext:value-type="float">
            <text:p>99.6343096095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5, 5), 'maxLevel': 0, 'criteria': (3, 10, 0.03)}]</text:p>
          </table:table-cell>
          <table:table-cell office:value-type="float" office:value="2124.15" calcext:value-type="float">
            <text:p>2124.15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28.2250315337" calcext:value-type="float">
            <text:p>628.2250315337</text:p>
          </table:table-cell>
          <table:table-cell office:value-type="float" office:value="96.4057527702" calcext:value-type="float">
            <text:p>96.4057527702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5, 5), 'maxLevel': 10, 'criteria': (3, 10, 0.03)}]</text:p>
          </table:table-cell>
          <table:table-cell office:value-type="float" office:value="2088.85" calcext:value-type="float">
            <text:p>2088.85</text:p>
          </table:table-cell>
          <table:table-cell table:number-columns-repeated="101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89.0719770284" calcext:value-type="float">
            <text:p>589.0719770284</text:p>
          </table:table-cell>
          <table:table-cell office:value-type="float" office:value="96.2773495633" calcext:value-type="float">
            <text:p>96.2773495633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5, 5), 'maxLevel': 10, 'criteria': (3, 4, 0.5)}]</text:p>
          </table:table-cell>
          <table:table-cell office:value-type="float" office:value="2105.3" calcext:value-type="float">
            <text:p>2105.3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4.947221605654" calcext:value-type="float">
            <text:p>804.9472216057</text:p>
          </table:table-cell>
          <table:table-cell office:value-type="float" office:value="95.8290600623082" calcext:value-type="float">
            <text:p>95.8290600623</text:p>
          </table:table-cell>
          <table:table-cell office:value-type="string" calcext:value-type="string">
            <text:p>[('sift', {'sigma': 2.5, 'nfeatures': 10, 'nOctaveLayers': 1, 'edgeThreshold': 2, 'contrastThreshold': 0.01})]</text:p>
          </table:table-cell>
          <table:table-cell office:value-type="string" calcext:value-type="string">
            <text:p>[{'winSize': (15, 15), 'maxLevel': 3, 'criteria': (3, 4, 0.5)}]</text:p>
          </table:table-cell>
          <table:table-cell office:value-type="float" office:value="2884.9" calcext:value-type="float">
            <text:p>2884.9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7.12049559927" calcext:value-type="float">
            <text:p>807.1204955993</text:p>
          </table:table-cell>
          <table:table-cell office:value-type="float" office:value="95.6902544766081" calcext:value-type="float">
            <text:p>95.6902544766</text:p>
          </table:table-cell>
          <table:table-cell office:value-type="string" calcext:value-type="string">
            <text:p>[('sift', {'sigma': 2.5, 'nfeatures': 10, 'nOctaveLayers': 1, 'edgeThreshold': 2, 'contrastThreshold': 0.01})]</text:p>
          </table:table-cell>
          <table:table-cell office:value-type="string" calcext:value-type="string">
            <text:p>[{'winSize': (15, 15), 'maxLevel': 10, 'criteria': (3, 4, 0.5)}]</text:p>
          </table:table-cell>
          <table:table-cell office:value-type="float" office:value="2882.25" calcext:value-type="float">
            <text:p>2882.25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33.737790781481" calcext:value-type="float">
            <text:p>833.7377907815</text:p>
          </table:table-cell>
          <table:table-cell office:value-type="float" office:value="87.9604736498732" calcext:value-type="float">
            <text:p>87.9604736499</text:p>
          </table:table-cell>
          <table:table-cell office:value-type="string" calcext:value-type="string">
            <text:p>[('sift', {'sigma': 2.5, 'nfeatures': 10, 'nOctaveLayers': 1, 'edgeThreshold': 2, 'contrastThreshold': 0.01})]</text:p>
          </table:table-cell>
          <table:table-cell office:value-type="string" calcext:value-type="string">
            <text:p>[{'winSize': (15, 15), 'maxLevel': 3, 'criteria': (3, 10, 0.03)}]</text:p>
          </table:table-cell>
          <table:table-cell office:value-type="float" office:value="2938.95" calcext:value-type="float">
            <text:p>2938.95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02.678531613" calcext:value-type="float">
            <text:p>802.678531613</text:p>
          </table:table-cell>
          <table:table-cell office:value-type="float" office:value="87.9114643628022" calcext:value-type="float">
            <text:p>87.9114643628</text:p>
          </table:table-cell>
          <table:table-cell office:value-type="string" calcext:value-type="string">
            <text:p>[('sift', {'sigma': 2.5, 'nfeatures': 10, 'nOctaveLayers': 1, 'edgeThreshold': 2, 'contrastThreshold': 0.01})]</text:p>
          </table:table-cell>
          <table:table-cell office:value-type="string" calcext:value-type="string">
            <text:p>[{'winSize': (15, 15), 'maxLevel': 3, 'criteria': (3, 30, 0.03)}]</text:p>
          </table:table-cell>
          <table:table-cell office:value-type="float" office:value="2938" calcext:value-type="float">
            <text:p>2938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9.954358981876" calcext:value-type="float">
            <text:p>809.9543589819</text:p>
          </table:table-cell>
          <table:table-cell office:value-type="float" office:value="87.6678465384405" calcext:value-type="float">
            <text:p>87.6678465384</text:p>
          </table:table-cell>
          <table:table-cell office:value-type="string" calcext:value-type="string">
            <text:p>[('sift', {'sigma': 2.5, 'nfeatures': 10, 'nOctaveLayers': 1, 'edgeThreshold': 2, 'contrastThreshold': 0.01})]</text:p>
          </table:table-cell>
          <table:table-cell office:value-type="string" calcext:value-type="string">
            <text:p>[{'winSize': (15, 15), 'maxLevel': 10, 'criteria': (3, 30, 0.03)}]</text:p>
          </table:table-cell>
          <table:table-cell office:value-type="float" office:value="2939.35" calcext:value-type="float">
            <text:p>2939.35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9.854634841628" calcext:value-type="float">
            <text:p>809.8546348416</text:p>
          </table:table-cell>
          <table:table-cell office:value-type="float" office:value="87.6491544525249" calcext:value-type="float">
            <text:p>87.6491544525</text:p>
          </table:table-cell>
          <table:table-cell office:value-type="string" calcext:value-type="string">
            <text:p>[('sift', {'sigma': 2.5, 'nfeatures': 10, 'nOctaveLayers': 1, 'edgeThreshold': 2, 'contrastThreshold': 0.01})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941.15" calcext:value-type="float">
            <text:p>2941.15</text:p>
          </table:table-cell>
          <table:table-cell table:number-columns-repeated="101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24.0510031656" calcext:value-type="float">
            <text:p>524.0510031656</text:p>
          </table:table-cell>
          <table:table-cell office:value-type="float" office:value="63.902122669" calcext:value-type="float">
            <text:p>63.902122669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31, 31), 'maxLevel': 0, 'criteria': (3, 30, 0.03)}]</text:p>
          </table:table-cell>
          <table:table-cell office:value-type="float" office:value="1495.7" calcext:value-type="float">
            <text:p>1495.7</text:p>
          </table:table-cell>
          <table:table-cell table:number-columns-repeated="101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24.94191486" calcext:value-type="float">
            <text:p>524.94191486</text:p>
          </table:table-cell>
          <table:table-cell office:value-type="float" office:value="62.8360099827" calcext:value-type="float">
            <text:p>62.8360099827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31, 31), 'maxLevel': 3, 'criteria': (3, 30, 0.03)}]</text:p>
          </table:table-cell>
          <table:table-cell office:value-type="float" office:value="1505.25" calcext:value-type="float">
            <text:p>1505.25</text:p>
          </table:table-cell>
          <table:table-cell table:number-columns-repeated="101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37.2024435149" calcext:value-type="float">
            <text:p>537.2024435149</text:p>
          </table:table-cell>
          <table:table-cell office:value-type="float" office:value="60.3510268167" calcext:value-type="float">
            <text:p>60.3510268167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31, 31), 'maxLevel': 10, 'criteria': (3, 30, 0.03)}]</text:p>
          </table:table-cell>
          <table:table-cell office:value-type="float" office:value="2677.35" calcext:value-type="float">
            <text:p>2677.35</text:p>
          </table:table-cell>
          <table:table-cell table:number-columns-repeated="101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47.9282748772" calcext:value-type="float">
            <text:p>547.9282748772</text:p>
          </table:table-cell>
          <table:table-cell office:value-type="float" office:value="42.3217682344" calcext:value-type="float">
            <text:p>42.3217682344</text:p>
          </table:table-cell>
          <table:table-cell office:value-type="string" calcext:value-type="string">
            <text:p>[('surf', {'nOctaves': 1, 'nOctaveLayers': 3, 'hessianThreshold': 100})]</text:p>
          </table:table-cell>
          <table:table-cell office:value-type="string" calcext:value-type="string">
            <text:p>[{'winSize': (31, 31), 'maxLevel': 3, 'criteria': (3, 30, 0.03)}]</text:p>
          </table:table-cell>
          <table:table-cell office:value-type="float" office:value="2810.8" calcext:value-type="float">
            <text:p>2810.8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86.0224113701" calcext:value-type="float">
            <text:p>586.0224113701</text:p>
          </table:table-cell>
          <table:table-cell office:value-type="float" office:value="37.0854512947" calcext:value-type="float">
            <text:p>37.0854512947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5, 5), 'maxLevel': 3, 'criteria': (3, 4, 0.5)}]</text:p>
          </table:table-cell>
          <table:table-cell office:value-type="float" office:value="1507.6" calcext:value-type="float">
            <text:p>1507.6</text:p>
          </table:table-cell>
          <table:table-cell table:number-columns-repeated="101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88.0922145422" calcext:value-type="float">
            <text:p>588.0922145422</text:p>
          </table:table-cell>
          <table:table-cell office:value-type="float" office:value="36.9874583097" calcext:value-type="float">
            <text:p>36.9874583097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5, 5), 'maxLevel': 10, 'criteria': (3, 4, 0.5)}]</text:p>
          </table:table-cell>
          <table:table-cell office:value-type="float" office:value="1503.5" calcext:value-type="float">
            <text:p>1503.5</text:p>
          </table:table-cell>
          <table:table-cell table:number-columns-repeated="101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78.7758202305" calcext:value-type="float">
            <text:p>578.7758202305</text:p>
          </table:table-cell>
          <table:table-cell office:value-type="float" office:value="35.2801201333" calcext:value-type="float">
            <text:p>35.2801201333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5, 5), 'maxLevel': 0, 'criteria': (3, 4, 0.5)}]</text:p>
          </table:table-cell>
          <table:table-cell office:value-type="float" office:value="1504.05" calcext:value-type="float">
            <text:p>1504.05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67.1539010756" calcext:value-type="float">
            <text:p>567.1539010756</text:p>
          </table:table-cell>
          <table:table-cell office:value-type="float" office:value="34.2939000375" calcext:value-type="float">
            <text:p>34.2939000375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5, 5), 'maxLevel': 0, 'criteria': (3, 10, 0.03)}]</text:p>
          </table:table-cell>
          <table:table-cell office:value-type="float" office:value="1517.35" calcext:value-type="float">
            <text:p>1517.35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75.1283798089" calcext:value-type="float">
            <text:p>575.1283798089</text:p>
          </table:table-cell>
          <table:table-cell office:value-type="float" office:value="32.9179278993" calcext:value-type="float">
            <text:p>32.9179278993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5, 5), 'maxLevel': 3, 'criteria': (3, 10, 0.03)}]</text:p>
          </table:table-cell>
          <table:table-cell office:value-type="float" office:value="1518.7" calcext:value-type="float">
            <text:p>1518.7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86.2232128233" calcext:value-type="float">
            <text:p>586.2232128233</text:p>
          </table:table-cell>
          <table:table-cell office:value-type="float" office:value="32.7063512229" calcext:value-type="float">
            <text:p>32.7063512229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5, 5), 'maxLevel': 10, 'criteria': (3, 10, 0.03)}]</text:p>
          </table:table-cell>
          <table:table-cell office:value-type="float" office:value="1527.25" calcext:value-type="float">
            <text:p>1527.25</text:p>
          </table:table-cell>
          <table:table-cell table:number-columns-repeated="101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89.2576005944" calcext:value-type="float">
            <text:p>589.2576005944</text:p>
          </table:table-cell>
          <table:table-cell office:value-type="float" office:value="29.9845924302" calcext:value-type="float">
            <text:p>29.9845924302</text:p>
          </table:table-cell>
          <table:table-cell office:value-type="string" calcext:value-type="string">
            <text:p>[('surf', {'nOctaves': 1, 'nOctaveLayers': 3, 'hessianThreshold': 100})]</text:p>
          </table:table-cell>
          <table:table-cell office:value-type="string" calcext:value-type="string">
            <text:p>[{'winSize': (5, 5), 'maxLevel': 0, 'criteria': (3, 4, 0.5)}]</text:p>
          </table:table-cell>
          <table:table-cell office:value-type="float" office:value="2728.35" calcext:value-type="float">
            <text:p>2728.35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92.921011013669" calcext:value-type="float">
            <text:p>792.9210110137</text:p>
          </table:table-cell>
          <table:table-cell office:value-type="float" office:value="24.1344125213725" calcext:value-type="float">
            <text:p>24.1344125214</text:p>
          </table:table-cell>
          <table:table-cell office:value-type="string" calcext:value-type="string">
            <text:p>[('sift', {'sigma': 2.5, 'nfeatures': 10, 'nOctaveLayers': 1, 'edgeThreshold': 2, 'contrastThreshold': 0.01})]</text:p>
          </table:table-cell>
          <table:table-cell office:value-type="string" calcext:value-type="string">
            <text:p>[{'winSize': (5, 5), 'maxLevel': 3, 'criteria': (3, 4, 0.5)}]</text:p>
          </table:table-cell>
          <table:table-cell office:value-type="float" office:value="4456.85" calcext:value-type="float">
            <text:p>4456.85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94.694451344162" calcext:value-type="float">
            <text:p>794.6944513442</text:p>
          </table:table-cell>
          <table:table-cell office:value-type="float" office:value="23.6162964084085" calcext:value-type="float">
            <text:p>23.6162964084</text:p>
          </table:table-cell>
          <table:table-cell office:value-type="string" calcext:value-type="string">
            <text:p>[('sift', {'sigma': 2.5, 'nfeatures': 10, 'nOctaveLayers': 1, 'edgeThreshold': 2, 'contrastThreshold': 0.01})]</text:p>
          </table:table-cell>
          <table:table-cell office:value-type="string" calcext:value-type="string">
            <text:p>[{'winSize': (5, 5), 'maxLevel': 10, 'criteria': (3, 4, 0.5)}]</text:p>
          </table:table-cell>
          <table:table-cell office:value-type="float" office:value="4474.55" calcext:value-type="float">
            <text:p>4474.55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88.976282291993" calcext:value-type="float">
            <text:p>788.976282292</text:p>
          </table:table-cell>
          <table:table-cell office:value-type="float" office:value="21.9948331147528" calcext:value-type="float">
            <text:p>21.9948331148</text:p>
          </table:table-cell>
          <table:table-cell office:value-type="string" calcext:value-type="string">
            <text:p>[('sift', {'sigma': 2.5, 'nfeatures': 10, 'nOctaveLayers': 1, 'edgeThreshold': 2, 'contrastThreshold': 0.01})]</text:p>
          </table:table-cell>
          <table:table-cell office:value-type="string" calcext:value-type="string">
            <text:p>[{'winSize': (5, 5), 'maxLevel': 3, 'criteria': (3, 30, 0.03)}]</text:p>
          </table:table-cell>
          <table:table-cell office:value-type="float" office:value="4520.15" calcext:value-type="float">
            <text:p>4520.15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24.827051456799" calcext:value-type="float">
            <text:p>824.8270514568</text:p>
          </table:table-cell>
          <table:table-cell office:value-type="float" office:value="21.721627063735" calcext:value-type="float">
            <text:p>21.7216270637</text:p>
          </table:table-cell>
          <table:table-cell office:value-type="string" calcext:value-type="string">
            <text:p>[('sift', {'sigma': 2.5, 'nfeatures': 10, 'nOctaveLayers': 1, 'edgeThreshold': 2, 'contrastThreshold': 0.01})]</text:p>
          </table:table-cell>
          <table:table-cell office:value-type="string" calcext:value-type="string">
            <text:p>[{'winSize': (5, 5), 'maxLevel': 3, 'criteria': (3, 10, 0.03)}]</text:p>
          </table:table-cell>
          <table:table-cell office:value-type="float" office:value="4529.8" calcext:value-type="float">
            <text:p>4529.8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94.847028600884" calcext:value-type="float">
            <text:p>794.8470286009</text:p>
          </table:table-cell>
          <table:table-cell office:value-type="float" office:value="21.2723749441551" calcext:value-type="float">
            <text:p>21.2723749442</text:p>
          </table:table-cell>
          <table:table-cell office:value-type="string" calcext:value-type="string">
            <text:p>[('sift', {'sigma': 2.5, 'nfeatures': 10, 'nOctaveLayers': 1, 'edgeThreshold': 2, 'contrastThreshold': 0.01})]</text:p>
          </table:table-cell>
          <table:table-cell office:value-type="string" calcext:value-type="string">
            <text:p>[{'winSize': (5, 5), 'maxLevel': 10, 'criteria': (3, 30, 0.03)}]</text:p>
          </table:table-cell>
          <table:table-cell office:value-type="float" office:value="4532.3" calcext:value-type="float">
            <text:p>4532.3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5.487437772547" calcext:value-type="float">
            <text:p>805.4874377725</text:p>
          </table:table-cell>
          <table:table-cell office:value-type="float" office:value="20.9924671758931" calcext:value-type="float">
            <text:p>20.9924671759</text:p>
          </table:table-cell>
          <table:table-cell office:value-type="string" calcext:value-type="string">
            <text:p>[('sift', {'sigma': 2.5, 'nfeatures': 10, 'nOctaveLayers': 1, 'edgeThreshold': 2, 'contrastThreshold': 0.01})]</text:p>
          </table:table-cell>
          <table:table-cell office:value-type="string" calcext:value-type="string">
            <text:p>[{'winSize': (5, 5), 'maxLevel': 10, 'criteria': (3, 10, 0.03)}]</text:p>
          </table:table-cell>
          <table:table-cell office:value-type="float" office:value="4547.35" calcext:value-type="float">
            <text:p>4547.3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1">
          <table:table-cell table:style-name="ce2" table:number-columns-repeated="6"/>
          <table:table-cell table:number-columns-repeated="1018"/>
        </table:table-row>
      </table:table>
      <table:named-expressions/>
      <table:database-ranges>
        <table:database-range table:name="__Anonymous_Sheet_DB__0" table:target-range-address="comp120.A1:comp120.AMJ1048576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4">00/00/0000</text:date>, <text:time style:data-style-name="N2" text:time-value="16:27:37.3268491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4T16:30:12.137950132</dc:date>
    <meta:editing-duration>PT52M11S</meta:editing-duration>
    <meta:editing-cycles>12</meta:editing-cycles>
    <meta:generator>LibreOffice/5.1.6.2$Linux_X86_64 LibreOffice_project/10m0$Build-2</meta:generator>
    <meta:document-statistic meta:table-count="1" meta:cell-count="497" meta:object-count="0"/>
  </office:meta>
</office:document-meta>
</file>